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style:font-name="Droid Sans Mono" fo:font-size="10.5pt" fo:font-weight="normal" fo:background-color="#fffffe"/>
    </style:style>
    <style:style style:name="P2" style:family="paragraph" style:parent-style-name="Standard">
      <style:paragraph-properties style:line-height-at-least="0.503cm"/>
      <style:text-properties fo:color="#008000" style:font-name="Droid Sans Mono" fo:font-size="10.5pt" fo:font-weight="normal" fo:background-color="#fffffe"/>
    </style:style>
    <style:style style:name="P3" style:family="paragraph" style:parent-style-name="Standard">
      <style:paragraph-properties style:line-height-at-least="0.503cm"/>
    </style:style>
    <style:style style:name="P4" style:family="paragraph" style:parent-style-name="Standard">
      <style:paragraph-properties style:line-height-at-least="0.503cm"/>
      <style:text-properties fo:color="#0000ff" style:font-name="Droid Sans Mono" fo:font-size="10.5pt" fo:font-weight="normal" fo:background-color="#fffffe"/>
    </style:style>
    <style:style style:name="P5" style:family="paragraph" style:parent-style-name="Standard">
      <style:paragraph-properties style:line-height-at-least="0.503cm"/>
      <style:text-properties fo:font-variant="normal" fo:text-transform="none" fo:color="#373a3c" style:font-name="OpenSans" fo:font-size="10.5pt" fo:letter-spacing="normal" fo:font-style="normal" fo:font-weight="normal" fo:background-color="#fffffe"/>
    </style:style>
    <style:style style:name="P6" style:family="paragraph" style:parent-style-name="Standard">
      <style:paragraph-properties style:line-height-at-least="0.503cm"/>
      <style:text-properties fo:font-variant="normal" fo:text-transform="none" fo:color="#000000" style:font-name="Droid Sans Mono" fo:font-size="10.5pt" fo:letter-spacing="normal" fo:font-style="normal" fo:font-weight="normal" fo:background-color="#fffffe"/>
    </style:style>
    <style:style style:name="P7" style:family="paragraph" style:parent-style-name="Standard">
      <style:paragraph-properties fo:margin-top="0cm" fo:margin-bottom="0.499cm" loext:contextual-spacing="false"/>
    </style:style>
    <style:style style:name="P8" style:family="paragraph" style:parent-style-name="Standard">
      <style:paragraph-properties fo:margin-top="0cm" fo:margin-bottom="0.499cm" loext:contextual-spacing="false" style:line-height-at-least="0.423cm" fo:orphans="2" fo:widows="2"/>
      <style:text-properties fo:font-variant="normal" fo:text-transform="none" fo:color="#212121" fo:letter-spacing="normal" officeooo:rsid="000d5193" officeooo:paragraph-rsid="000d5193"/>
    </style:style>
    <style:style style:name="P9" style:family="paragraph" style:parent-style-name="Standard">
      <style:paragraph-properties fo:margin-top="0cm" fo:margin-bottom="0.499cm" loext:contextual-spacing="false" style:line-height-at-least="0.423cm" fo:orphans="2" fo:widows="2"/>
      <style:text-properties fo:font-variant="normal" fo:text-transform="none" fo:color="#000000" style:font-name="Droid Sans Mono" fo:font-size="10.5pt" fo:letter-spacing="normal" fo:font-weight="normal" officeooo:rsid="000d5193" officeooo:paragraph-rsid="000d5193" fo:background-color="#fffffe"/>
    </style:style>
    <style:style style:name="P10" style:family="paragraph" style:parent-style-name="Preformatted_20_Text">
      <style:paragraph-properties fo:margin-top="0cm" fo:margin-bottom="0.499cm" loext:contextual-spacing="false" style:line-height-at-least="0.423cm" fo:orphans="2" fo:widows="2"/>
      <style:text-properties fo:font-variant="normal" fo:text-transform="none" fo:color="#212121" fo:letter-spacing="normal"/>
    </style:style>
    <style:style style:name="P11" style:family="paragraph" style:parent-style-name="Preformatted_20_Text">
      <style:paragraph-properties fo:margin-top="0cm" fo:margin-bottom="0.499cm" loext:contextual-spacing="false" style:line-height-at-least="0.423cm" fo:orphans="2" fo:widows="2"/>
      <style:text-properties fo:font-variant="normal" fo:text-transform="none" fo:color="#212121" fo:letter-spacing="normal" officeooo:rsid="000d5193" officeooo:paragraph-rsid="000d5193"/>
    </style:style>
    <style:style style:name="P12" style:family="paragraph" style:parent-style-name="Heading_20_2">
      <style:paragraph-properties style:line-height-at-least="0.503cm"/>
      <style:text-properties fo:color="#008000" style:font-name="Droid Sans Mono" fo:font-size="10.5pt" fo:font-weight="normal" fo:background-color="#fffffe"/>
    </style:style>
    <style:style style:name="P13" style:family="paragraph" style:parent-style-name="Preformatted_20_Text">
      <style:paragraph-properties style:line-height-at-least="0.423cm" fo:orphans="2" fo:widows="2"/>
      <style:text-properties fo:font-variant="normal" fo:text-transform="none" fo:color="#212121" fo:letter-spacing="normal"/>
    </style:style>
    <style:style style:name="P14" style:family="paragraph" style:parent-style-name="Preformatted_20_Text">
      <style:paragraph-properties style:line-height-at-least="0.503cm"/>
      <style:text-properties fo:font-variant="normal" fo:text-transform="none" fo:color="#212121" style:font-name="Droid Sans Mono" fo:font-size="9.75pt" fo:letter-spacing="normal" fo:font-style="normal" fo:font-weight="normal" fo:background-color="#fffffe"/>
    </style:style>
    <style:style style:name="P15" style:family="paragraph" style:parent-style-name="Text_20_body">
      <style:paragraph-properties fo:margin-top="0cm" fo:margin-bottom="0cm" loext:contextual-spacing="false"/>
    </style:style>
    <style:style style:name="P16" style:family="paragraph" style:parent-style-name="Heading_20_2">
      <style:paragraph-properties style:line-height-at-least="0.503cm"/>
      <style:text-properties fo:font-variant="normal" fo:text-transform="none" fo:color="#373a3c" style:font-name="OpenSans" fo:font-size="14.5pt" fo:letter-spacing="normal" fo:font-style="normal" fo:font-weight="bold" fo:background-color="#fffffe" style:font-size-asian="18pt" style:font-weight-asian="bold" style:font-size-complex="18pt" style:font-weight-complex="bold"/>
    </style:style>
    <style:style style:name="P17" style:family="paragraph" style:parent-style-name="Standard">
      <style:paragraph-properties style:line-height-at-least="0.503cm"/>
      <style:text-properties fo:font-variant="normal" fo:text-transform="none" fo:color="#373a3c" style:font-name="OpenSans" fo:font-size="10.5pt" fo:letter-spacing="normal" fo:font-style="normal" fo:font-weight="normal" fo:background-color="#fffffe"/>
    </style:style>
    <style:style style:name="P18" style:family="paragraph" style:parent-style-name="Standard">
      <style:paragraph-properties style:line-height-at-least="0.503cm"/>
      <style:text-properties fo:color="#000000" style:font-name="Droid Sans Mono" fo:font-size="10.5pt" fo:font-weight="normal" fo:background-color="#fffffe"/>
    </style:style>
    <style:style style:name="P19" style:family="paragraph" style:parent-style-name="Standard">
      <style:paragraph-properties style:line-height-at-least="0.503cm"/>
      <style:text-properties fo:color="#008000" style:font-name="Droid Sans Mono" fo:font-size="10.5pt" fo:font-weight="normal" fo:background-color="#fffffe"/>
    </style:style>
    <style:style style:name="P20" style:family="paragraph" style:parent-style-name="Standard">
      <style:paragraph-properties style:line-height-at-least="0.503cm"/>
    </style:style>
    <style:style style:name="P21" style:family="paragraph" style:parent-style-name="Text_20_body">
      <style:paragraph-properties fo:margin-left="0cm" fo:margin-right="0cm" fo:orphans="2" fo:widows="2" fo:text-indent="0cm" style:auto-text-indent="false"/>
      <style:text-properties fo:font-variant="normal" fo:text-transform="none" fo:color="#1f1f1f" style:font-name="OpenSans" fo:font-size="10.5pt" fo:letter-spacing="normal" fo:font-style="normal" fo:font-weight="normal" officeooo:paragraph-rsid="00111216"/>
    </style:style>
    <style:style style:name="P22" style:family="paragraph" style:parent-style-name="Text_20_body">
      <style:paragraph-properties fo:margin-left="0cm" fo:margin-right="0cm" fo:orphans="2" fo:widows="2" fo:text-indent="0cm" style:auto-text-indent="false"/>
      <style:text-properties fo:font-variant="normal" fo:text-transform="none" fo:color="#1f1f1f" style:font-name="OpenSans" fo:font-size="10.5pt" fo:letter-spacing="normal" fo:font-style="normal" fo:font-weight="normal" officeooo:rsid="00111216" officeooo:paragraph-rsid="00111216"/>
    </style:style>
    <style:style style:name="T1" style:family="text">
      <style:text-properties fo:color="#098658"/>
    </style:style>
    <style:style style:name="T2" style:family="text">
      <style:text-properties fo:color="#0000ff"/>
    </style:style>
    <style:style style:name="T3" style:family="text">
      <style:text-properties fo:color="#a31515"/>
    </style:style>
    <style:style style:name="T4" style:family="text">
      <style:text-properties fo:color="#008000"/>
    </style:style>
    <style:style style:name="T5" style:family="text">
      <style:text-properties fo:font-weight="bold"/>
    </style:style>
    <style:style style:name="T6" style:family="text">
      <style:text-properties fo:font-size="9.75pt" fo:font-style="italic" fo:font-weight="normal"/>
    </style:style>
    <style:style style:name="T7" style:family="text">
      <style:text-properties fo:font-size="9.75pt" fo:font-style="normal" fo:font-weight="normal"/>
    </style:style>
    <style:style style:name="T8" style:family="text">
      <style:text-properties fo:font-size="9.75pt" fo:font-style="normal" fo:font-weight="bold"/>
    </style:style>
    <style:style style:name="T9" style:family="text">
      <style:text-properties officeooo:rsid="00111216"/>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3 Graded Assessment</text:h>
      <text:p text:style-name="Text_20_body">Question 1</text:p>
      <text:p text:style-name="Text_20_body">Fill in the blanks of this code to print out the numbers 1 through 7.</text:p>
      <text:p text:style-name="P1">number = <text:span text:style-name="T1">1</text:span></text:p>
      <text:p text:style-name="P1"><text:span text:style-name="T2">while</text:span> number &lt;= <text:span text:style-name="T1">7</text:span>:</text:p>
      <text:p text:style-name="P1"><text:span text:style-name="T2">print</text:span>(number, end=<text:span text:style-name="T3">" "</text:span>)</text:p>
      <text:p text:style-name="P1">number+= <text:span text:style-name="T1">1</text:span></text:p>
      <text:p text:style-name="Standard"/>
      <text:p text:style-name="Standard"/>
      <text:p text:style-name="Text_20_body">Question 2</text:p>
      <text:p text:style-name="Text_20_body">The show_letters function should print out each letter of a word on a separate line. Fill in the blanks to make that happen.</text:p>
      <text:p text:style-name="Text_20_body"/>
      <text:p text:style-name="P1"><text:span text:style-name="T2">def</text:span> show_letters(word):</text:p>
      <text:p text:style-name="P1"><text:span text:style-name="T2">for</text:span> letter <text:span text:style-name="T2">in</text:span> word:</text:p>
      <text:p text:style-name="P1"><text:span text:style-name="T2">print</text:span>(letter)</text:p>
      <text:p text:style-name="P3"/>
      <text:p text:style-name="P1">show_letters(<text:span text:style-name="T3">"Hello"</text:span>)</text:p>
      <text:p text:style-name="P2"># Should print one line per letter</text:p>
      <text:p text:style-name="Text_20_body"/>
      <text:p text:style-name="P7"><text:line-break/>Question 3</text:p>
      <text:p text:style-name="Text_20_body">Complete the function digits(n) that returns how many digits the number has. For example: 25 has 2 digits and 144 has 3 digits. <text:span text:style-name="Strong_20_Emphasis">Tip:</text:span> you can figure out the digits of a number by dividing it by 10 once per digit until there are no digits left.</text:p>
      <text:p text:style-name="Text_20_body"/>
      <text:p text:style-name="P1"><text:span text:style-name="T2">import</text:span> math</text:p>
      <text:p text:style-name="P1"><text:span text:style-name="T2">def</text:span> digits(n):</text:p>
      <text:p text:style-name="P1">count = <text:span text:style-name="T1">0</text:span></text:p>
      <text:p text:style-name="P1"><text:span text:style-name="T2">if</text:span> n == <text:span text:style-name="T1">0</text:span>:</text:p>
      <text:p text:style-name="P1"><text:span text:style-name="T2">return</text:span> <text:span text:style-name="T1">1</text:span></text:p>
      <text:p text:style-name="P1"><text:span text:style-name="T2">while</text:span> (n &gt;<text:span text:style-name="T1">0</text:span>):</text:p>
      <text:p text:style-name="P1">count += <text:span text:style-name="T1">1</text:span></text:p>
      <text:p text:style-name="P1">n = math.floor(n/<text:span text:style-name="T1">10</text:span>)</text:p>
      <text:p text:style-name="P1"><text:span text:style-name="T2">return</text:span> count</text:p>
      <text:p text:style-name="P1"><text:span text:style-name="T2">print</text:span>(digits(<text:span text:style-name="T1">25</text:span>)) <text:span text:style-name="T4"># Should print 2</text:span></text:p>
      <text:p text:style-name="P1"><text:span text:style-name="T2">print</text:span>(digits(<text:span text:style-name="T1">144</text:span>)) <text:span text:style-name="T4"># Should print 3</text:span></text:p>
      <text:p text:style-name="P1"><text:span text:style-name="T2">print</text:span>(digits(<text:span text:style-name="T1">1000</text:span>)) <text:span text:style-name="T4"># Should print 4</text:span></text:p>
      <text:p text:style-name="P1"><text:span text:style-name="T2">print</text:span>(digits(<text:span text:style-name="T1">0</text:span>)) <text:span text:style-name="T4"># Should print 1</text:span></text:p>
      <text:p text:style-name="Text_20_body"/>
      <text:p text:style-name="Text_20_body"/>
      <text:h text:style-name="Heading_20_3" text:outline-level="3"/>
      <text:p text:style-name="Text_20_body">Question 4</text:p>
      <text:p text:style-name="Text_20_body"><text:soft-page-break/>This function prints out a multiplication table (where each number is the result of multiplying the first number of its row by the number at the top of its column). Fill in the blanks so that calling multiplication_table(1, 3) will print out:</text:p>
      <text:p text:style-name="Text_20_body">1 2 3 </text:p>
      <text:p text:style-name="Text_20_body">2 4 6 </text:p>
      <text:p text:style-name="Text_20_body">3 6 9</text:p>
      <text:p text:style-name="Text_20_body"/>
      <text:p text:style-name="P1"><text:span text:style-name="T2">def</text:span> multiplication_table(start, stop):</text:p>
      <text:p text:style-name="P1"><text:span text:style-name="T2">for</text:span> x <text:span text:style-name="T2">in</text:span> <text:span text:style-name="T2">range</text:span> (start, stop+<text:span text:style-name="T1">1</text:span>):</text:p>
      <text:p text:style-name="P1"><text:span text:style-name="T2">for</text:span> y <text:span text:style-name="T2">in</text:span> <text:span text:style-name="T2">range</text:span> (start, stop+<text:span text:style-name="T1">1</text:span>):</text:p>
      <text:p text:style-name="P1"><text:span text:style-name="T2">print</text:span>(<text:span text:style-name="T2">str</text:span>(x*y), end=<text:span text:style-name="T3">" "</text:span>)</text:p>
      <text:p text:style-name="P1"><text:span text:style-name="T2">print</text:span>()</text:p>
      <text:p text:style-name="P3"/>
      <text:p text:style-name="P1">multiplication_table(<text:span text:style-name="T1">1</text:span>,<text:span text:style-name="T1">3</text:span>)</text:p>
      <text:p text:style-name="P2"># Should print the multiplication table shown above</text:p>
      <text:p text:style-name="P7"/>
      <text:p text:style-name="P7">Question 5</text:p>
      <text:p text:style-name="Text_20_body">The counter function counts down from start to stop when start is bigger than stop, and counts up from start to stop otherwise. Fill in the blanks to make this work correctly.</text:p>
      <text:p text:style-name="P1"><text:span text:style-name="T2">def</text:span> counter(start, stop):</text:p>
      <text:p text:style-name="P1">x = start</text:p>
      <text:p text:style-name="P1"><text:span text:style-name="T2">if</text:span> start &gt; stop:</text:p>
      <text:p text:style-name="P1">return_string = <text:span text:style-name="T3">"Counting down: "</text:span></text:p>
      <text:p text:style-name="P1"><text:span text:style-name="T2">while</text:span> x &gt;= stop:</text:p>
      <text:p text:style-name="P1">return_string += <text:span text:style-name="T2">str</text:span>(x)</text:p>
      <text:p text:style-name="P1"><text:span text:style-name="T2">if</text:span> x != stop:</text:p>
      <text:p text:style-name="P1">return_string += <text:span text:style-name="T3">","</text:span></text:p>
      <text:p text:style-name="P1">x-= <text:span text:style-name="T1">1</text:span></text:p>
      <text:p text:style-name="P1"><text:span text:style-name="T2">else</text:span>:</text:p>
      <text:p text:style-name="P1">return_string = <text:span text:style-name="T3">"Counting up: "</text:span></text:p>
      <text:p text:style-name="P1"><text:span text:style-name="T2">while</text:span> x &lt;= stop:</text:p>
      <text:p text:style-name="P1">return_string += <text:span text:style-name="T2">str</text:span>(x)</text:p>
      <text:p text:style-name="P1"><text:span text:style-name="T2">if</text:span> x != stop:</text:p>
      <text:p text:style-name="P1">return_string += <text:span text:style-name="T3">","</text:span></text:p>
      <text:p text:style-name="P1">x += <text:span text:style-name="T1">1</text:span></text:p>
      <text:p text:style-name="P1"><text:span text:style-name="T2">return</text:span> return_string</text:p>
      <text:p text:style-name="P3"/>
      <text:p text:style-name="P1"><text:span text:style-name="T2">print</text:span>(counter(<text:span text:style-name="T1">1</text:span>, <text:span text:style-name="T1">10</text:span>)) <text:span text:style-name="T4"># Should be "Counting up: 1,2,3,4,5,6,7,8,9,10"</text:span></text:p>
      <text:p text:style-name="P1"><text:span text:style-name="T2">print</text:span>(counter(<text:span text:style-name="T1">2</text:span>, <text:span text:style-name="T1">1</text:span>)) <text:span text:style-name="T4"># Should be "Counting down: 2,1"</text:span></text:p>
      <text:p text:style-name="P1"><text:span text:style-name="T2">print</text:span>(counter(<text:span text:style-name="T1">5</text:span>, <text:span text:style-name="T1">5</text:span>)) <text:span text:style-name="T4"># Should be "Counting up: 5"</text:span></text:p>
      <text:p text:style-name="Text_20_body"/>
      <text:p text:style-name="P4"><text:line-break/>Question 6</text:p>
      <text:p text:style-name="Text_20_body">The even_numbers function returns a space-separated string of all positive numbers that are divisible by 2, up to and including the maximum that's passed into the function. For example, even_numbers(6) returns “2 4 6”. Fill in the blank to make this work.</text:p>
      <text:p text:style-name="P4"><text:soft-page-break/></text:p>
      <text:p text:style-name="P1"><text:span text:style-name="T2">def</text:span> even_numbers(maximum):</text:p>
      <text:p text:style-name="P1">return_string = <text:span text:style-name="T3">""</text:span></text:p>
      <text:p text:style-name="P1"><text:span text:style-name="T2">for</text:span> x <text:span text:style-name="T2">in</text:span> <text:span text:style-name="T2">range</text:span> (<text:span text:style-name="T1">0</text:span>, maximum+<text:span text:style-name="T1">1</text:span>, <text:span text:style-name="T1">2</text:span>):</text:p>
      <text:p text:style-name="P1">return_string += <text:span text:style-name="T2">str</text:span>(x) + <text:span text:style-name="T3">" "</text:span></text:p>
      <text:p text:style-name="P1"><text:span text:style-name="T2">return</text:span> return_string.strip()</text:p>
      <text:p text:style-name="P3"/>
      <text:p text:style-name="P1"><text:span text:style-name="T2">print</text:span>(even_numbers(<text:span text:style-name="T1">6</text:span>)) <text:span text:style-name="T4"># Should be 2 4 6</text:span></text:p>
      <text:p text:style-name="P1"><text:span text:style-name="T2">print</text:span>(even_numbers(<text:span text:style-name="T1">10</text:span>)) <text:span text:style-name="T4"># Should be 2 4 6 8 10</text:span></text:p>
      <text:p text:style-name="P1"><text:span text:style-name="T2">print</text:span>(even_numbers(<text:span text:style-name="T1">1</text:span>)) <text:span text:style-name="T4"># No numbers displayed</text:span></text:p>
      <text:p text:style-name="P1"><text:span text:style-name="T2">print</text:span>(even_numbers(<text:span text:style-name="T1">3</text:span>)) <text:span text:style-name="T4"># Should be 2</text:span></text:p>
      <text:p text:style-name="P1"><text:span text:style-name="T2">print</text:span>(even_numbers(<text:span text:style-name="T1">0</text:span>)) <text:span text:style-name="T4"># No numbers displayed</text:span></text:p>
      <text:p text:style-name="P2"/>
      <text:p text:style-name="P2"/>
      <text:p text:style-name="P2"/>
      <text:p text:style-name="P2"/>
      <text:h text:style-name="P12" text:outline-level="2">Practice Quiz: Strings</text:h>
      <text:p text:style-name="P15">Total points 5</text:p>
      <text:section text:style-name="Sect1" text:name="wMKvh_HwEemzgg7sqB7M8g-legend">
        <text:h text:style-name="Heading_20_3" text:outline-level="3">1.</text:h>
        <text:p text:style-name="Text_20_body">Question 1</text:p>
        <text:p text:style-name="Text_20_body">The is_palindrome function checks if a string is a palindrome. A palindrome is a string that can be equally read from left to right or right to left, omitting blank spaces, and ignoring capitalization. Examples of palindromes are words like kayak and radar, and phrases like "Never Odd or Even". Fill in the blanks in this function to return True if the passed string is a palindrome, False if not.</text:p>
      </text:section>
      <text:p text:style-name="P2"/>
      <text:p text:style-name="P2"/>
      <text:p text:style-name="P2"/>
      <text:p text:style-name="P14"><text:span text:style-name="T5">def</text:span> is_palindrome(input_string):</text:p>
      <text:p text:style-name="P13"><text:s text:c="8"/><text:span text:style-name="T6"># We'll create two strings, to compare them</text:span></text:p>
      <text:p text:style-name="P13"><text:s text:c="8"/><text:span text:style-name="T7">new_string </text:span><text:span text:style-name="T8">=</text:span><text:span text:style-name="T7"> ""</text:span></text:p>
      <text:p text:style-name="P13"><text:s text:c="8"/><text:span text:style-name="T7">reverse_string </text:span><text:span text:style-name="T8">=</text:span><text:span text:style-name="T7"> ""</text:span></text:p>
      <text:p text:style-name="P13"><text:s text:c="8"/><text:span text:style-name="T6"># Traverse through each letter of the input string</text:span></text:p>
      <text:p text:style-name="P13"><text:s text:c="8"/><text:span text:style-name="T8">for</text:span><text:span text:style-name="T7"> letter </text:span><text:span text:style-name="T8">in</text:span><text:span text:style-name="T7"> input_string:</text:span></text:p>
      <text:p text:style-name="P13"><text:s text:c="16"/><text:span text:style-name="T6"># Add any non-blank letters to the </text:span></text:p>
      <text:p text:style-name="P13"><text:s text:c="16"/><text:span text:style-name="T6"># end of one string, and to the front</text:span></text:p>
      <text:p text:style-name="P13"><text:s text:c="16"/><text:span text:style-name="T6"># of the other string. </text:span></text:p>
      <text:p text:style-name="P13"><text:s text:c="16"/><text:span text:style-name="T8">if</text:span><text:span text:style-name="T7"> letter </text:span><text:span text:style-name="T8">!=</text:span><text:span text:style-name="T7"> " ":</text:span></text:p>
      <text:p text:style-name="P13"><text:s text:c="24"/><text:span text:style-name="T7">new_string </text:span><text:span text:style-name="T8">+=</text:span><text:span text:style-name="T7"> letter</text:span><text:span text:style-name="T8">.</text:span><text:span text:style-name="T7">lower() </text:span></text:p>
      <text:p text:style-name="P13"><text:s text:c="24"/><text:span text:style-name="T7">reverse_string </text:span><text:span text:style-name="T8">=</text:span><text:span text:style-name="T7"> letter</text:span><text:span text:style-name="T8">.</text:span><text:span text:style-name="T7">lower() </text:span><text:span text:style-name="T8">+</text:span><text:span text:style-name="T7"> reverse_string</text:span></text:p>
      <text:p text:style-name="P13"><text:s text:c="8"/><text:span text:style-name="T6"># Compare the strings</text:span></text:p>
      <text:p text:style-name="P13"><text:s text:c="8"/></text:p>
      <text:p text:style-name="P13"><text:s text:c="8"/><text:span text:style-name="T8">if</text:span><text:span text:style-name="T7"> new_string </text:span><text:span text:style-name="T8">==</text:span><text:span text:style-name="T7"> reverse_string:</text:span></text:p>
      <text:p text:style-name="P13"><text:s text:c="16"/><text:span text:style-name="T8">return</text:span><text:span text:style-name="T7"> </text:span><text:span text:style-name="T8">True</text:span></text:p>
      <text:p text:style-name="P10"><text:s text:c="8"/><text:span text:style-name="T8">return</text:span><text:span text:style-name="T7"> </text:span><text:span text:style-name="T8">False</text:span></text:p>
      <text:p text:style-name="P9"><text:span text:style-name="T2">print</text:span>(is_palindrome(<text:span text:style-name="T3">"Never Odd or Even"</text:span>)) <text:span text:style-name="T4"># Should be True</text:span></text:p>
      <text:p text:style-name="P1"><text:span text:style-name="T2">print</text:span>(is_palindrome(<text:span text:style-name="T3">"abc"</text:span>)) <text:span text:style-name="T4"># Should be False</text:span></text:p>
      <text:p text:style-name="P1"><text:span text:style-name="T2">print</text:span>(is_palindrome(<text:span text:style-name="T3">"kayak"</text:span>)) <text:span text:style-name="T4"># Should be True</text:span></text:p>
      <text:p text:style-name="P11"/>
      <text:p text:style-name="P11"/>
      <text:p text:style-name="P8"><text:soft-page-break/><text:line-break/>Question 5</text:p>
      <text:p text:style-name="Text_20_body">The replace_ending function replaces the old string in a sentence with the new string, but only if the sentence ends with the old string. If there is more than one occurrence of the old string in the sentence, only the one at the end is replaced, not all of them. For example, replace_ending("abcabc", "abc", "xyz") should return abcxyz, not xyzxyz or xyzabc. The string comparison is case-sensitive, so replace_ending("abcabc", "ABC", "xyz") should return abcabc (no changes made).</text:p>
      <text:p text:style-name="P11"/>
      <text:p text:style-name="P9"><text:span text:style-name="T2">def</text:span> replace_ending(sentence, old, new):</text:p>
      <text:p text:style-name="P2"># Check if the old string is at the end of the sentence </text:p>
      <text:p text:style-name="P1"><text:span text:style-name="T2">if</text:span> old[:] == sentence[-<text:span text:style-name="T2">len</text:span>(old):]:</text:p>
      <text:p text:style-name="P2"># Using i as the slicing index, combine the part</text:p>
      <text:p text:style-name="P2"># of the sentence up to the matched string at the </text:p>
      <text:p text:style-name="P2"># end with the new string</text:p>
      <text:p text:style-name="P1">i = <text:span text:style-name="T2">len</text:span>(old)</text:p>
      <text:p text:style-name="P1">new_sentence = sentence[:-i] + new</text:p>
      <text:p text:style-name="P1"><text:span text:style-name="T2">return</text:span> new_sentence</text:p>
      <text:p text:style-name="P3"/>
      <text:p text:style-name="P2"># Return the original sentence if there is no match </text:p>
      <text:p text:style-name="P1"><text:span text:style-name="T2">return</text:span> sentence</text:p>
      <text:p text:style-name="P1"><text:span text:style-name="T2">print</text:span>(replace_ending(<text:span text:style-name="T3">"It's raining cats and cats"</text:span>, <text:span text:style-name="T3">"cats"</text:span>, <text:span text:style-name="T3">"dogs"</text:span>)) </text:p>
      <text:p text:style-name="P2"># Should display "It's raining cats and dogs"</text:p>
      <text:p text:style-name="P1"><text:span text:style-name="T2">print</text:span>(replace_ending(<text:span text:style-name="T3">"She sells seashells by the seashore"</text:span>, <text:span text:style-name="T3">"seashells"</text:span>, <text:span text:style-name="T3">"donuts"</text:span>)) </text:p>
      <text:p text:style-name="P2"># Should display "She sells seashells by the seashore"</text:p>
      <text:p text:style-name="P1"><text:span text:style-name="T2">print</text:span>(replace_ending(<text:span text:style-name="T3">"The weather is nice in May"</text:span>, <text:span text:style-name="T3">"may"</text:span>, <text:span text:style-name="T3">"april"</text:span>)) </text:p>
      <text:p text:style-name="P2"># Should display "The weather is nice in May"</text:p>
      <text:p text:style-name="P1"><text:span text:style-name="T2">print</text:span>(replace_ending(<text:span text:style-name="T3">"The weather is nice in May"</text:span>, <text:span text:style-name="T3">"May"</text:span>, <text:span text:style-name="T3">"April"</text:span>)) </text:p>
      <text:p text:style-name="P2"># Should display "The weather is nice in April"</text:p>
      <text:p text:style-name="P11"/>
      <text:p text:style-name="P2"/>
      <text:p text:style-name="P5"/>
      <text:p text:style-name="P5"/>
      <text:p text:style-name="P5"/>
      <text:p text:style-name="P5"/>
      <text:p text:style-name="P5"/>
      <text:p text:style-name="P5"/>
      <text:p text:style-name="P5">In Python, a dictionary can only hold a single value for a given key. To workaround this, our single value can be a list containing multiple values. Here we have a dictionary called "wardrobe" with items of clothing and their colors. Fill in the blanks to print a line for each item of clothing with each color, for example: "red</text:p>
      <text:p text:style-name="P5"/>
      <text:p text:style-name="P6">wardrobe = {<text:span text:style-name="T3">"shirt"</text:span>:[<text:span text:style-name="T3">"red"</text:span>,<text:span text:style-name="T3">"blue"</text:span>,<text:span text:style-name="T3">"white"</text:span>], <text:span text:style-name="T3">"jeans"</text:span>:[<text:span text:style-name="T3">"blue"</text:span>,<text:span text:style-name="T3">"black"</text:span>]}</text:p>
      <text:p text:style-name="P1"><text:span text:style-name="T2"><text:tab/>for</text:span> cloth <text:span text:style-name="T2">in</text:span> wardrobe:</text:p>
      <text:p text:style-name="P1"><text:span text:style-name="T2"><text:tab/><text:tab/>for</text:span> color <text:span text:style-name="T2">in</text:span> wardrobe[cloth]:</text:p>
      <text:p text:style-name="P1"><text:span text:style-name="T2"><text:tab/><text:tab/><text:tab/>print</text:span>(<text:span text:style-name="T3">"{} {}"</text:span>.<text:span text:style-name="T2">format</text:span>(color, cloth))</text:p>
      <text:p text:style-name="P5"/>
      <text:p text:style-name="P5"/>
      <text:h text:style-name="P16" text:outline-level="2"><text:soft-page-break/>Module 4 Graded Assessment</text:h>
      <text:p text:style-name="Text_20_body">Question 1</text:p>
      <text:p text:style-name="Text_20_body">The format_address function separates out parts of the address string into new strings: house_number and street_name, and returns: "house number X on street named Y". The format of the input string is: numeric house number, followed by the street name which may contain numbers, but never by themselves, and could be several words long. For example, "123 Main Street", "1001 1st Ave", or "55 North Center Drive". Fill in the gaps to complete this function.</text:p>
      <text:p text:style-name="P1"><text:span text:style-name="T2">def</text:span> format_address(address_string):</text:p>
      <text:p text:style-name="P2"># Declare variables</text:p>
      <text:p text:style-name="P1">words = address_string.split()</text:p>
      <text:p text:style-name="P1">num = <text:span text:style-name="T3">""</text:span></text:p>
      <text:p text:style-name="P1">nam = <text:span text:style-name="T3">""</text:span></text:p>
      <text:p text:style-name="P2"># Separate the address string into parts</text:p>
      <text:p text:style-name="P3"/>
      <text:p text:style-name="P2"># Traverse through the address parts</text:p>
      <text:p text:style-name="P1"><text:span text:style-name="T2">for</text:span> i,word <text:span text:style-name="T2">in</text:span> <text:span text:style-name="T2">enumerate</text:span>(words):</text:p>
      <text:p text:style-name="P1"><text:span text:style-name="T2">if</text:span> i == <text:span text:style-name="T1">0</text:span>:</text:p>
      <text:p text:style-name="P1">num += word</text:p>
      <text:p text:style-name="P1"><text:span text:style-name="T2">elif</text:span> i != <text:span text:style-name="T2">len</text:span>(words)<text:span text:style-name="T1">-1</text:span>:</text:p>
      <text:p text:style-name="P1">nam += word +<text:span text:style-name="T3">" "</text:span></text:p>
      <text:p text:style-name="P1"><text:span text:style-name="T2">else</text:span>:</text:p>
      <text:p text:style-name="P1">nam += word</text:p>
      <text:p text:style-name="P2"># Determine if the address part is the</text:p>
      <text:p text:style-name="P2"># house number or part of the street name</text:p>
      <text:p text:style-name="P3"/>
      <text:p text:style-name="P2"># Does anything else need to be done </text:p>
      <text:p text:style-name="P2"># before returning the result?</text:p>
      <text:p text:style-name="P2"># Return the formatted string </text:p>
      <text:p text:style-name="P1"><text:span text:style-name="T2">return</text:span> <text:span text:style-name="T3">"house number {} on street named {}"</text:span>.<text:span text:style-name="T2">format</text:span>(num,nam)</text:p>
      <text:p text:style-name="P3"/>
      <text:p text:style-name="P1"><text:span text:style-name="T2">print</text:span>(format_address(<text:span text:style-name="T3">"123 Main Street"</text:span>))</text:p>
      <text:p text:style-name="P2"># Should print: "house number 123 on street named Main Street"</text:p>
      <text:p text:style-name="P3"/>
      <text:p text:style-name="P1"><text:span text:style-name="T2">print</text:span>(format_address(<text:span text:style-name="T3">"1001 1st Ave"</text:span>))</text:p>
      <text:p text:style-name="P2"># Should print: "house number 1001 on street named 1st Ave"</text:p>
      <text:p text:style-name="P3"/>
      <text:p text:style-name="P1"><text:span text:style-name="T2">print</text:span>(format_address(<text:span text:style-name="T3">"55 North Center Drive"</text:span>))</text:p>
      <text:p text:style-name="P2"># Should print "house number 55 on street named North Center Drive</text:p>
      <text:p text:style-name="Text_20_body"/>
      <text:p text:style-name="P22"/>
      <text:p text:style-name="P22"/>
      <text:p text:style-name="P22"/>
      <text:p text:style-name="P22"/>
      <text:p text:style-name="P22"/>
      <text:p text:style-name="P22"/>
      <text:p text:style-name="P22"/>
      <text:p text:style-name="P22"/>
      <text:p text:style-name="P21"><text:soft-page-break/><text:span text:style-name="T9">The highlight_word function changes the given word in a sentence to its upper-case version. For example, highlight_word("Have a nice day", "nice") returns "Have a NICE day". Can you write this function in just one line?</text:span></text:p>
      <text:p text:style-name="P2"/>
      <text:p text:style-name="P1"><text:span text:style-name="T2">def</text:span> highlight_word(sentence, word):</text:p>
      <text:p text:style-name="P1">ret = <text:span text:style-name="T3">""</text:span></text:p>
      <text:p text:style-name="P1">l = <text:span text:style-name="T2">len</text:span>(word)</text:p>
      <text:p text:style-name="P1">words = sentence.split()</text:p>
      <text:p text:style-name="P1"><text:span text:style-name="T2">for</text:span> i,w <text:span text:style-name="T2">in</text:span> <text:span text:style-name="T2">enumerate</text:span>(words):</text:p>
      <text:p text:style-name="P1"><text:span text:style-name="T2">if</text:span> w[:l] == word:</text:p>
      <text:p text:style-name="P1">ret += w[:l].upper()+w[l:]</text:p>
      <text:p text:style-name="P1"><text:span text:style-name="T2">else</text:span>:</text:p>
      <text:p text:style-name="P1">ret += w</text:p>
      <text:p text:style-name="P1"><text:span text:style-name="T2">if</text:span> i != <text:span text:style-name="T2">len</text:span>(words)<text:span text:style-name="T1">-1</text:span>:</text:p>
      <text:p text:style-name="P1">ret += <text:span text:style-name="T3">" "</text:span></text:p>
      <text:p text:style-name="P1"><text:span text:style-name="T2">return</text:span> ret</text:p>
      <text:p text:style-name="P1"><text:span text:style-name="T2">print</text:span>(highlight_word(<text:span text:style-name="T3">"Have a nice day"</text:span>, <text:span text:style-name="T3">"nice"</text:span>))</text:p>
      <text:p text:style-name="P1"><text:span text:style-name="T2">print</text:span>(highlight_word(<text:span text:style-name="T3">"Shhh, don't be so loud!"</text:span>, <text:span text:style-name="T3">"loud"</text:span>))</text:p>
      <text:p text:style-name="P1"><text:span text:style-name="T2">print</text:span>(highlight_word(<text:span text:style-name="T3">"Automating with Python is fun"</text:span>, <text:span text:style-name="T3">"fun"</text:span>))</text:p>
      <text:p text:style-name="P1"/>
      <text:p text:style-name="P2"/>
      <text:p text:style-name="P2"/>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OpenSans" svg:font-family="Open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4:56:20.126136888</meta:creation-date>
    <dc:date>2022-01-27T13:09:18.646108592</dc:date>
    <meta:editing-duration>PT5H29M19S</meta:editing-duration>
    <meta:editing-cycles>4</meta:editing-cycles>
    <meta:generator>LibreOffice/6.4.7.2$Linux_X86_64 LibreOffice_project/40$Build-2</meta:generator>
    <meta:document-statistic meta:table-count="0" meta:image-count="0" meta:object-count="0" meta:page-count="6" meta:paragraph-count="171" meta:word-count="1226" meta:character-count="7646" meta:non-whitespace-character-count="6367"/>
  </office:meta>
</office:document-meta>
</file>